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OutputImpl.setCharacterStream( Writer characte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OutputImpl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OutputImpl.getCharacte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OutputImpl.setByteStream( OutputStream byte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OutputImpl.getByt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OutputImpl.DOMOutpu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OutputImpl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OutputImpl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OutputImpl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